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list-style-name="WW8Num1">
      <style:paragraph-properties>
        <style:tab-stops/>
      </style:paragraph-properties>
    </style:style>
    <style:style style:name="P2" style:family="paragraph" style:parent-style-name="Header">
      <style:paragraph-properties fo:margin-left="0.501cm" fo:margin-right="0cm" fo:text-indent="-0.501cm" style:auto-text-indent="false">
        <style:tab-stops/>
      </style:paragraph-properties>
    </style:style>
    <style:style style:name="P3" style:family="paragraph" style:parent-style-name="Header">
      <style:paragraph-properties fo:line-height="100%">
        <style:tab-stops/>
      </style:paragraph-properties>
    </style:style>
    <style:style style:name="P4" style:family="paragraph" style:parent-style-name="Heading_20_1">
      <style:paragraph-properties fo:margin-top="0cm" fo:margin-bottom="0cm" style:contextual-spacing="false"/>
    </style:style>
    <style:style style:name="P5" style:family="paragraph" style:parent-style-name="Standard">
      <style:paragraph-properties fo:margin-left="0.501cm" fo:margin-right="0cm" fo:text-indent="-0.501cm" style:auto-text-indent="false"/>
    </style:style>
    <style:style style:name="P6" style:family="paragraph" style:parent-style-name="Standard">
      <style:paragraph-properties fo:margin-left="0.501cm" fo:margin-right="0cm"/>
    </style:style>
    <style:style style:name="P7" style:family="paragraph" style:parent-style-name="Standard">
      <style:paragraph-properties fo:margin-left="0.501cm" fo:margin-right="0cm"/>
      <style:text-properties fo:font-size="11.5pt" style:font-size-asian="11.5pt"/>
    </style:style>
    <style:style style:name="P8" style:family="paragraph" style:parent-style-name="Standard" style:list-style-name="WW8Num1"/>
    <style:style style:name="P9" style:family="paragraph" style:parent-style-name="Standard" style:list-style-name="WW8Num3"/>
    <style:style style:name="P10" style:family="paragraph" style:parent-style-name="Standard">
      <style:paragraph-properties fo:line-height="100%"/>
    </style:style>
    <style:style style:name="P11" style:family="paragraph" style:parent-style-name="Standard">
      <style:paragraph-properties fo:line-height="100%" fo:text-align="start" style:justify-single-word="false"/>
      <style:text-properties fo:font-size="11pt" fo:font-weight="bold" style:font-size-asian="11pt" style:font-weight-asian="bold"/>
    </style:style>
    <style:style style:name="P12" style:family="paragraph" style:parent-style-name="Standard">
      <style:paragraph-properties fo:line-height="100%"/>
      <style:text-properties fo:font-size="11pt" fo:font-weight="bold" style:font-size-asian="11pt" style:font-weight-asian="bold"/>
    </style:style>
    <style:style style:name="P13" style:family="paragraph" style:parent-style-name="Standard">
      <style:paragraph-properties fo:line-height="100%"/>
      <style:text-properties fo:font-size="11pt" style:font-size-asian="11pt"/>
    </style:style>
    <style:style style:name="P14" style:family="paragraph" style:parent-style-name="Standard">
      <style:paragraph-properties fo:line-height="100%" fo:text-align="center" style:justify-single-word="false"/>
      <style:text-properties fo:font-size="8pt" fo:font-weight="bold" style:font-size-asian="8pt" style:font-weight-asian="bold" style:font-size-complex="8pt"/>
    </style:style>
    <style:style style:name="P15" style:family="paragraph" style:parent-style-name="Standard">
      <style:paragraph-properties fo:line-height="100%"/>
      <style:text-properties fo:font-size="6pt" style:font-size-asian="6pt" style:font-size-complex="6pt"/>
    </style:style>
    <style:style style:name="T1" style:family="text">
      <style:text-properties fo:color="#993366" loext:opacity="100%"/>
    </style:style>
    <style:style style:name="T2" style:family="text">
      <style:text-properties fo:color="#993366" loext:opacity="100%" fo:font-weight="bold" style:font-weight-asian="bold"/>
    </style:style>
    <style:style style:name="T3" style:family="text">
      <style:text-properties fo:color="#ff0000" loext:opacity="100%"/>
    </style:style>
    <style:style style:name="T4" style:family="text">
      <style:text-properties fo:font-weight="normal" style:font-weight-asian="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ize="11pt" style:font-size-asian="11pt"/>
    </style:style>
    <style:style style:name="T9" style:family="text">
      <style:text-properties fo:font-size="11pt" style:font-size-asian="11pt" style:font-size-complex="11pt"/>
    </style:style>
    <style:style style:name="T10" style:family="text">
      <style:text-properties fo:font-size="11pt" fo:font-weight="bold" style:font-size-asian="11pt" style:font-weight-asian="bold"/>
    </style:style>
    <style:style style:name="T11" style:family="text">
      <style:text-properties fo:font-size="11.5pt" fo:font-weight="bold" style:font-size-asian="11.5pt" style:font-weight-asian="bold"/>
    </style:style>
    <style:style style:name="T12" style:family="text">
      <style:text-properties fo:font-size="11.5pt" style:font-size-asian="11.5pt"/>
    </style:style>
    <style:style style:name="T13" style:family="text">
      <style:text-properties style:font-weight-complex="bold"/>
    </style:style>
    <style:style style:name="T14" style:family="text">
      <style:text-properties fo:font-variant="small-caps"/>
    </style:style>
    <style:style style:name="T15" style:family="text">
      <style:text-properties fo:font-variant="small-caps" fo:font-size="10pt" style:font-size-asian="10pt" style:font-size-complex="10pt"/>
    </style:style>
    <style:style style:name="T16" style:family="text">
      <style:text-properties style:font-size-complex="8pt"/>
    </style:style>
    <style:style style:name="T17" style:family="text">
      <style:text-properties fo:font-size="6pt" style:font-size-asian="6pt" style:font-size-complex="6pt"/>
    </style:style>
    <style:style style:name="T18" style:family="text">
      <style:text-properties style:font-size-complex="6pt"/>
    </style:style>
    <style:style style:name="T19" style:family="text">
      <style:text-properties officeooo:rsid="0006f2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 text:c="2"/>Le rapport de stage/<text:span text:style-name="T1">d’apprentissage</text:span><text:span text:style-name="T1"/></text:h>
      <text:h text:style-name="Heading_20_2" text:outline-level="2">Envoi et dépôt du rapport</text:h>
      <text:p text:style-name="Standard"><text:span text:style-name="T3">Le rapport doit être envoyé à votre tuteur universitaire au plus tard 4 jours avant la soutenance</text:span>. Il vous revient de lui demander s’il souhaite une version électronique ou une version papier auquel cas vous devrez passer le déposer au secrétariat 4 jours « ouvrés » avant la date de soutenance.</text:p>
      <text:p text:style-name="Standard">Le rapport (au format pdf) est à déposer aussi sur Celene. Un mail vous sera adressé à ce sujet avec des consignes pour le dépôt.</text:p>
      <text:p text:style-name="Standard"><text:span text:style-name="T3">Le jour de la soutenance, apportez un exemplaire papier du rapport à destination de l’enseignant candide.</text:span></text:p>
      <text:p text:style-name="Standard"><text:span text:style-name="T3">Votre maitre de stage/apprentissage doit avoir un regard sur le rapport</text:span>, vous devez lui en parler dès que vous en commencerez la rédaction (lui montrer le plan, en discuter avec lui), lui envoyer une version intermédiaire afin d’avoir ses retours et enfin lui envoyer la version définitive au même moment où vous l’enverrez au tuteur universitaire.</text:p>
      <text:h text:style-name="Heading_20_2" text:outline-level="2">Contenu <text:span text:style-name="T4"/></text:h>
      <text:p text:style-name="P5"><text:span text:style-name="T5">- </text:span><text:tab/><text:span text:style-name="T5">introduction courte et claire</text:span><text:span text:style-name="T7"> </text:span>: le cadre du stage/apprentissage (diplôme préparé et entreprise d’accueil) + le sujet en quelques mots (quelle est la demande ? et quelle est la réponse apportée ? dire exactement mais en quelques mots l’état d’aboutissement du travail) + présenter le document « rapport » <text:span text:style-name="T19">=&gt;poser contexte, annoncer ce que le lecteur va trouver dans rapport </text:span></text:p>
      <text:p text:style-name="P5"><text:span text:style-name="T5">- <text:s/>environnement physique et technique</text:span> : présentation de l’entreprise/unité, du service, du matériel informatique (dire ce qui est utile à la compréhension du travail effectué). </text:p>
      <text:p text:style-name="P6">Ne pas faire une description de l'entreprise trop longue (éviter les copié-collé d'Internet !!). Entrer rapidement dans le vif du sujet <text:span text:style-name="T9">(zoom progressif : général → technique).</text:span><text:span text:style-name="T9"/></text:p>
      <text:p text:style-name="P6"><text:span text:style-name="T9">Ne vous attardez pas sur la présentation d’outils « ordinaires » type éditeurs de texte ou google drive à moins que vous n’ayez quelque chose d’intéressant à en dire.</text:span></text:p>
      <text:p text:style-name="P5"><text:s/><text:span text:style-name="T11">-</text:span><text:span text:style-name="T12"> </text:span><text:span text:style-name="T5">sujet du stage/apprentissage </text:span>bien posé : introduire le sujet de manière cohérente (l'amener logiquement grâce à la présentation de l'entreprise)</text:p>
      <text:p text:style-name="P6">Articuler « sujet du stage » à la présentation de l’entreprise : « comment se fait-il que l’entreprise ait eu besoin de ce travail ?»</text:p>
      <text:p text:style-name="P7">Bien expliquer l’intérêt/utilité du travail demandé et préciser les utilisateurs <text:s/>→ <text:span text:style-name="T19">mission, objectif faire lien entre entreprise et missions</text:span></text:p>
      <text:p text:style-name="P5"><text:span text:style-name="T5">- <text:s/>analyse </text:span>: ne pas l’oublier si elle fait partie du travail (analyse du besoin, analyse Merise, UML ou autre)</text:p>
      <text:p text:style-name="P5"><text:span text:style-name="T5">- <text:s/>rendez compte les principales étapes de votre travail tout en expliquant et justifiant vos choix</text:span>, <text:span text:style-name="T13">problèmes et solutions</text:span> bien expliqués </text:p>
      <text:p text:style-name="Standard"><text:span text:style-name="T5">- <text:s text:c="2"/></text:span><text:span text:style-name="T2">pour les apprentis : prévoir de décrire brièvement les missions annexes</text:span><text:span text:style-name="T5"><text:tab/></text:span></text:p>
      <text:p text:style-name="P5"><text:span text:style-name="T5">- </text:span><text:s/><text:span text:style-name="T5">bilan </text:span>: approfondissez le bilan ; ne confondez pas bilan personnel et évaluation de la société ; pensez aux aspects humains et techniques sans les séparer de façon artificielle</text:p>
      <text:p text:style-name="P6"><text:span text:style-name="T13">Le bilan est le lieu où le stagiaire/apprenti prend du recul sur son expérience et fait part de ses réflexions sur ce que le stage/apprentissage lui a apporté sur les plans humain et technique. Evitez les lieux communs et généralités, soyez précis, concret. Cela demande de </text:span><text:soft-page-break/><text:span text:style-name="T13">prendre un peu de distance. Pensez aussi à préciser, au début du bilan, l’état actuel de l’application telle que vous l’avez laissée (est-elle fonctionnelle ? est-elle déjà dans les mains des utilisateurs ? sinon qu’est-ce qui fonctionne/qui ne fonctionne pas ?)</text:span><text:span text:style-name="T13"/></text:p>
      <text:p text:style-name="P2"><text:span text:style-name="T5">-</text:span> <text:s/><text:span text:style-name="T6">Annexe Démonstration de compétence</text:span> : Vous inclurez dans le rapport une annexe intitulée « Démonstration de la compétence + n° de compétence » (dans la limite de 2 pages) dans laquelle vous ciblez une des 6 compétences du BUT dont vous expliquerez la mise en œuvre lors de votre travail de stage. Vous vous appuierez pour cela sur les apprentissages critiques du niveau 2 du BUT. Il s'agit en somme de démontrer, en vous appuyant sur des exemples concrets, que vous avez acquis le niveau 2 de la compétence choisie.</text:p>
      <text:p text:style-name="P2">- <text:span text:style-name="T6">Autres annexes</text:span><text:span text:style-name="T5"> </text:span>bien choisies : chassez les documents inutiles ; manuel d’utilisation<text:span text:style-name="T12"> </text:span>si c’est demandé. Les annexes ne sont pas un fourre-tout : on y met ce dont on a parlé dans le rapport et qui n’a pas sa place dans le corps du texte car trop volumineux ou pas tout à fait central. Ne doivent pas figurer en annexe des documents qui n’ont pas été mentionnés dans le rapport. Les annexes doivent être numérotées de manière à ce que dans le texte vous puissiez y renvoyer de la manière suivante : (voir annexe n°x)</text:p>
      <text:p text:style-name="P2"><text:tab/>Chaque nouvelle annexe démarre sur une nouvelle page.</text:p>
      <text:h text:style-name="Heading_20_2" text:outline-level="2">Présentation matérielle </text:h>
      <text:p text:style-name="Standard"><text:span text:style-name="T7">- <text:s text:c="4"/></text:span><text:span text:style-name="T5">30 pages environ</text:span><text:span text:style-name="T7">, </text:span>sans les annexes. <text:span text:style-name="T1">(40 à 50 p. pour les apprentis)</text:span></text:p>
      <text:list xml:id="list1434343309" text:style-name="WW8Num1">
        <text:list-item>
          <text:p text:style-name="P8"><text:span text:style-name="T5">page de couverture</text:span> : hiérarchisez les informations : prénom, nom, I.U.T. d’Orléans, département informatique, diplôme préparé, année universitaire, entreprise (nom, ville + éventuellement département ou pays), rapport de stage, sous-titre (sujet du stage, <text:span text:style-name="T1">mission principale d’apprentissage</text:span>), noms du tuteur et du maitre de stage/<text:span text:style-name="T1">d’apprentissage</text:span> </text:p>
        </text:list-item>
        <text:list-item>
          <text:p text:style-name="P8"><text:span text:style-name="T5">remerciements </text:span>avant le sommaire </text:p>
        </text:list-item>
        <text:list-item>
          <text:p text:style-name="P8"><text:span text:style-name="T5">sommaire</text:span><text:span text:style-name="T7"> </text:span>lisible et clair<text:span text:style-name="T7"> </text:span>: sur une <text:s/>page si possible  (utiliser "insertion Table des Matières" dans word/libreofficewriter)</text:p>
        </text:list-item>
        <text:list-item>
          <text:p text:style-name="P8"><text:span text:style-name="T5">plan personnalisé</text:span>, équilibrant les différentes parties en fonction de la nature du stage   </text:p>
        </text:list-item>
        <text:list-item>
          <text:p text:style-name="P8"><text:span text:style-name="T5">titres et sous-titres</text:span> évocateurs  </text:p>
        </text:list-item>
        <text:list-item>
          <text:p text:style-name="P1"><text:span text:style-name="T5">annexes</text:span><text:span text:style-name="T7"> </text:span>titrées, numérotées et paginées : la partie annexe n’est pas un fourre-tout ! Quand une annexe est citée dans le rapport, renvoyer au n° de l’annexe. </text:p>
        </text:list-item>
        <text:list-item>
          <text:p text:style-name="P8"><text:span text:style-name="T5">schémas, documents</text:span><text:span text:style-name="T7"> </text:span>: citez les sources, mettez des légendes claires. Quand vous intégrer schéma / code / capture d’écran dans le rapport, il faut que ceux-ci aient fait l’objet de votre discours dans le corps du texte. Pour cela il existe 2 façons de faire : le schéma (ou code, ou capture) vient illustrer ce que vous venez d’expliquer, ou vous annoncez le schéma, vous l’insérez puis vous le commentez. Chaque « illustration » doit être lisible et légendée.</text:p>
        </text:list-item>
        <text:list-item>
          <text:p text:style-name="P8"><text:span text:style-name="T5">confort de lecture</text:span><text:span text:style-name="T7"> </text:span>: faites des paragraphes<text:span text:style-name="T5"> </text:span>et sautez des lignes entre les paragraphes ; justifiez le texte ; harmonisez les caractères des titres de même niveau ; ; insérez des n°s de page ; n’abusez pas des enrichissement de texte (ex : il vaut mieux ne pas tout encadrer ou tout souligner, ne pas utiliser trop de couleurs et ne pas surcharger en tête et bas de page) </text:p>
        </text:list-item>
        <text:list-item>
          <text:p text:style-name="P8"><text:span text:style-name="T5">ponctuation </text:span>: suivez les règles de présentation d’un manuscrit dactylographié ; ne soyez pas économe en signes de ponctuation  </text:p>
        </text:list-item>
        <text:list-item>
          <text:p text:style-name="P8"><text:soft-page-break/><text:span text:style-name="T5">taille du corps de texte </text:span>: Times New Roman 12 (ou équivalent) </text:p>
        </text:list-item>
        <text:list-item>
          <text:p text:style-name="P8" loext:marker-style-name="T14"><text:span text:style-name="T5">marges </text:span>: prévoir un peu plus large à droite (reliure) </text:p>
        </text:list-item>
        <text:list-item>
          <text:p text:style-name="P8" loext:marker-style-name="T14"><text:span text:style-name="T5">paragraphes </text:span><text:span text:style-name="T14">: </text:span>faites des paragraphes, alignement : justifié </text:p>
        </text:list-item>
      </text:list>
      <text:h text:style-name="Heading_20_2" text:outline-level="2">Langue</text:h>
      <text:list text:continue-numbering="true" text:style-name="WW8Num1">
        <text:list-item>
          <text:p text:style-name="P8"><text:span text:style-name="T5">vocabulaire</text:span><text:span text:style-name="T7"> </text:span>adapté<text:span text:style-name="T7"> </text:span>: registre courant-soutenu + vocabulaire technique : 3/4 <text:s/>- 1/4 </text:p>
        </text:list-item>
        <text:list-item>
          <text:p text:style-name="P8"><text:span text:style-name="T5">progression des idées</text:span><text:span text:style-name="T7"> </text:span>claire : faites une bonne synthèse ; soignez les articulations logiques et l’utilisation des pronoms de reprise ; faites attention aux temps utilisés (compte-rendu au présent ou au passé : imparfait/passé composé) ; <text:s/>ne soyez pas <text:s/>trop narratif, ni trop lyrique ; ayez du recul, rendez compte du cheminement, de la <text:s/>philosophie des solutions trouvées ; <text:s/>donnez des exemples concrets  </text:p>
        </text:list-item>
        <text:list-item>
          <text:p text:style-name="P8"><text:span text:style-name="T5">phrases </text:span>correctes : soignez la construction des phrases et des groupes de mots </text:p>
        </text:list-item>
        <text:list-item>
          <text:p text:style-name="P8"><text:span text:style-name="T5">style</text:span><text:span text:style-name="T7"> </text:span>soigné : éviter les phrases difficiles à comprendre, les répétitions ; attention au <text:s/>rythme </text:p>
        </text:list-item>
        <text:list-item>
          <text:p text:style-name="P8"><text:span text:style-name="T5">orthographe </text:span>impeccable : vérifiez-la en dernier ; n’hésitez pas à pratiquer une relecture différée et à vous faire relire</text:p>
        </text:list-item>
      </text:list>
      <text:h text:style-name="Heading_20_2" text:outline-level="2">Remarques</text:h>
      <text:p text:style-name="Standard">Attention, le rapport, ce n’est pas …</text:p>
      <text:p text:style-name="Standard">- <text:s text:c="3"/>un journal intime</text:p>
      <text:list text:style-name="WW8Num3">
        <text:list-item>
          <text:p text:style-name="P9">un cahier de bord au jour le jour</text:p>
        </text:list-item>
        <text:list-item>
          <text:p text:style-name="P9">un document de maintenance avec fiches techniques </text:p>
        </text:list-item>
        <text:list-item>
          <text:p text:style-name="P9">un extrait de roman</text:p>
        </text:list-item>
        <text:list-item>
          <text:p text:style-name="P9">un récit </text:p>
        </text:list-item>
      </text:list>
      <text:p text:style-name="Standard">C’est … présenter une expérience avec une <text:span text:style-name="T5">distance </text:span>qui permet d’en tirer les leçons (le fait de reformuler les notes prises au jour le jour permet cette prise de distance). C’est mettre en perspective ce que vous avez fait en stage pour montrer que vous avez compris le problème et le contexte dans lequel il se posait, que vous avez su le résoudre en utilisant ce que vous avez appris mais aussi en apprenant des choses nouvelles, en transférant des notions apprises à l’IUT dans un nouveau contexte ; c’est montrer que cette expérience vous a fait progresser aux niveaux humain et technique. </text:p>
      <text:p text:style-name="Standard"/>
      <text:p text:style-name="P11"/>
      <text:p text:style-name="P10"><text:span text:style-name="T10">UNE GRILLE D’EVALUATION DU RAPPORT</text:span></text:p>
      <text:p text:style-name="P14"/>
      <text:p text:style-name="P12">Contenu </text:p>
      <text:p text:style-name="P3"><text:span text:style-name="T8">Sujet bien posé</text:span></text:p>
      <text:p text:style-name="P13">Environnement technique et physique bien décrit</text:p>
      <text:p text:style-name="P13">Solutions et problèmes bien expliqués</text:p>
      <text:p text:style-name="P13">Bilan humain et technique intéressant</text:p>
      <text:p text:style-name="P15"/>
      <text:p text:style-name="P10"><text:span text:style-name="T10">Maitrise de la langue</text:span></text:p>
      <text:p text:style-name="P13">Bonne synthèse</text:p>
      <text:p text:style-name="P13">Bonne progression des idées</text:p>
      <text:p text:style-name="P13">Phrases correctes</text:p>
      <text:p text:style-name="P13">Orthographe impeccable </text:p>
      <text:p text:style-name="P15"/>
      <text:p text:style-name="P12">Mise en page et présentation</text:p>
      <text:p text:style-name="P13">Sommaire et pagination</text:p>
      <text:p text:style-name="P13"><text:soft-page-break/>Titres évocateurs</text:p>
      <text:p text:style-name="P13">Confort de lec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fo:text-align="justify" style:justify-single-word="false" fo:orphans="2" fo:widows="2" style:text-autospace="none" style:punctuation-wrap="simple" style:vertical-align="baseline"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center" style:justify-single-word="false" fo:keep-with-next="always"/>
      <style:text-properties fo:text-transform="uppercase" fo:font-size="14pt" fo:font-weight="bold" style:letter-kerning="tru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line-height="100%" fo:text-align="start" style:justify-single-word="false" fo:keep-with-next="always"/>
      <style:text-properties fo:font-size="14pt" fo:font-weight="bold" style:font-size-asian="14pt" style:font-weight-asian="bold"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text-align="start" style:justify-single-word="false" fo:keep-with-next="always"/>
      <style:text-properties fo:font-size="10pt" fo:font-style="italic" style:font-size-asian="10pt" style:font-style-asian="italic" style:font-size-complex="10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ody_20_Text_20_3" style:display-name="Body Text 3" style:family="paragraph" style:parent-style-name="Standard">
      <style:text-properties fo:font-weight="bold" style:font-weight-asian="bold" style:font-weight-complex="bold"/>
    </style:style>
    <style:style style:name="Footnote" style:family="paragraph" style:parent-style-name="Standard" style:class="extra">
      <style:text-properties fo:font-size="10pt" style:font-size-asian="10pt" style:font-size-complex="10pt"/>
    </style:style>
    <style:style style:name="WW8Num1z0" style:family="text">
      <style:text-properties fo:font-weight="bold" style:font-weight-asian="bold"/>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 style:num-suf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loext:num-list-format="o" style:num-suffix="o" style:num-format="">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3" text:style-name="WW8Num1z2" loext:num-list-format="" style:num-suffix=""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4" text:style-name="WW8Num1z3" loext:num-list-format="" style:num-suf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5" text:style-name="WW8Num1z1" loext:num-list-format="o" style:num-suffix="o" style:num-format="">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6" text:style-name="WW8Num1z2" loext:num-list-format="" style:num-suffix="" style:num-format="">
        <style:list-level-properties text:list-level-position-and-space-mode="label-alignment">
          <style:list-level-label-alignment text:label-followed-by="listtab" text:list-tab-stop-position="0.635cm" fo:text-indent="-0.635cm" fo:margin-left="3.81cm"/>
        </style:list-level-properties>
      </text:list-level-style-number>
      <text:list-level-style-number text:level="7" text:style-name="WW8Num1z3" loext:num-list-format="" style:num-suffix="" style:num-format="">
        <style:list-level-properties text:list-level-position-and-space-mode="label-alignment">
          <style:list-level-label-alignment text:label-followed-by="listtab" text:list-tab-stop-position="0.635cm" fo:text-indent="-0.635cm" fo:margin-left="4.445cm"/>
        </style:list-level-properties>
      </text:list-level-style-number>
      <text:list-level-style-number text:level="8" text:style-name="WW8Num1z1" loext:num-list-format="o" style:num-suffix="o" style:num-format="">
        <style:list-level-properties text:list-level-position-and-space-mode="label-alignment">
          <style:list-level-label-alignment text:label-followed-by="listtab" text:list-tab-stop-position="0.635cm" fo:text-indent="-0.635cm" fo:margin-left="5.08cm"/>
        </style:list-level-properties>
      </text:list-level-style-number>
      <text:list-level-style-number text:level="9" text:style-name="WW8Num1z2" loext:num-list-format="" style:num-suffix="" style:num-format="">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 style:num-suf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loext:num-list-format="o" style:num-suffix="o" style:num-format="">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3" text:style-name="WW8Num3z2" loext:num-list-format="" style:num-suffix=""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4" text:style-name="WW8Num3z3" loext:num-list-format="" style:num-suf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5" text:style-name="WW8Num3z1" loext:num-list-format="o" style:num-suffix="o" style:num-format="">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6" text:style-name="WW8Num3z2" loext:num-list-format="" style:num-suffix="" style:num-format="">
        <style:list-level-properties text:list-level-position-and-space-mode="label-alignment">
          <style:list-level-label-alignment text:label-followed-by="listtab" text:list-tab-stop-position="0.635cm" fo:text-indent="-0.635cm" fo:margin-left="3.81cm"/>
        </style:list-level-properties>
      </text:list-level-style-number>
      <text:list-level-style-number text:level="7" text:style-name="WW8Num3z3" loext:num-list-format="" style:num-suffix="" style:num-format="">
        <style:list-level-properties text:list-level-position-and-space-mode="label-alignment">
          <style:list-level-label-alignment text:label-followed-by="listtab" text:list-tab-stop-position="0.635cm" fo:text-indent="-0.635cm" fo:margin-left="4.445cm"/>
        </style:list-level-properties>
      </text:list-level-style-number>
      <text:list-level-style-number text:level="8" text:style-name="WW8Num3z1" loext:num-list-format="o" style:num-suffix="o" style:num-format="">
        <style:list-level-properties text:list-level-position-and-space-mode="label-alignment">
          <style:list-level-label-alignment text:label-followed-by="listtab" text:list-tab-stop-position="0.635cm" fo:text-indent="-0.635cm" fo:margin-left="5.08cm"/>
        </style:list-level-properties>
      </text:list-level-style-number>
      <text:list-level-style-number text:level="9" text:style-name="WW8Num3z2" loext:num-list-format="" style:num-suffix="" style:num-format="">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variant="small-caps" fo:font-size="10pt" style:font-size-asian="10pt" style:font-size-complex="10pt"/>
    </style:style>
    <style:page-layout style:name="M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bottom="0.651cm" style:dynamic-spacing="true"/>
      </style:header-style>
      <style:footer-style/>
    </style:page-layout>
  </office:automatic-styles>
  <office:master-styles>
    <style:master-page style:name="Standard" style:page-layout-name="Mpm1">
      <style:header>
        <text:p text:style-name="Header"><text:span text:style-name="MT1">Département Informatique <text:tab/><text:tab/>IUT d’Orleans</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E RAPPORT DE STAGE</dc:title>
    <dc:subject/>
    <meta:keyword/>
    <meta:initial-creator>Jacqueline Lafont-Terranova</meta:initial-creator>
    <meta:creation-date>2024-01-15T16:24:00</meta:creation-date>
    <dc:date>2026-01-21T11:14:57.828884737</dc:date>
    <meta:print-date>2007-10-23T10:39:00</meta:print-date>
    <meta:editing-cycles>5</meta:editing-cycles>
    <meta:editing-duration>PT36M4S</meta:editing-duration>
    <meta:document-statistic meta:table-count="0" meta:image-count="0" meta:object-count="0" meta:page-count="4" meta:paragraph-count="66" meta:word-count="1388" meta:character-count="8397" meta:non-whitespace-character-count="7036"/>
    <meta:generator>LibreOffice/24.2.7.2$Linux_X86_64 LibreOffice_project/420$Build-2</meta:generator>
  </office:meta>
</office:document-meta>
</file>